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249cm"/>
    </style:style>
    <style:style style:name="Tabelle1.B" style:family="table-column">
      <style:table-column-properties style:column-width="4.251cm"/>
    </style:style>
    <style:style style:name="Tabelle1.C" style:family="table-column">
      <style:table-column-properties style:column-width="3.909cm"/>
    </style:style>
    <style:style style:name="Tabelle1.D" style:family="table-column">
      <style:table-column-properties style:column-width="4.604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2.91cm"/>
    </style:style>
    <style:style style:name="Tabelle4.B" style:family="table-column">
      <style:table-column-properties style:column-width="1.588cm"/>
    </style:style>
    <style:style style:name="Tabelle4.C" style:family="table-column">
      <style:table-column-properties style:column-width="8.251cm"/>
    </style:style>
    <style:style style:name="Tabelle4.D" style:family="table-column">
      <style:table-column-properties style:column-width="4.26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5.001cm"/>
    </style:style>
    <style:style style:name="Tabelle5.B" style:family="table-column">
      <style:table-column-properties style:column-width="3.81cm"/>
    </style:style>
    <style:style style:name="Tabelle5.C" style:family="table-column">
      <style:table-column-properties style:column-width="3.223cm"/>
    </style:style>
    <style:style style:name="Tabelle5.D" style:family="table-column">
      <style:table-column-properties style:column-width="4.97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4.251cm" style:rel-column-width="16383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D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4f65e" officeooo:paragraph-rsid="0014f65e"/>
    </style:style>
    <style:style style:name="P2" style:family="paragraph" style:parent-style-name="Standard">
      <style:paragraph-properties fo:text-align="start" style:justify-single-word="false"/>
      <style:text-properties officeooo:rsid="00155654" officeooo:paragraph-rsid="00155654"/>
    </style:style>
    <style:style style:name="P3" style:family="paragraph" style:parent-style-name="Standard">
      <style:text-properties style:font-name="Liberation Serif" fo:font-size="12pt" officeooo:paragraph-rsid="00170ec9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paragraph-rsid="00170ec9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paragraph-rsid="00170ec9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4fcbe" officeooo:paragraph-rsid="0024fcb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ae871" officeooo:paragraph-rsid="001ae87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ae871" officeooo:paragraph-rsid="001ae87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b9b73" officeooo:paragraph-rsid="001b9b7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a65d0" officeooo:paragraph-rsid="001a65d0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4f65e" officeooo:paragraph-rsid="0014f65e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55654" officeooo:paragraph-rsid="0015565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166d8" officeooo:paragraph-rsid="002166d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4fcbe" officeooo:paragraph-rsid="0024fcbe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4fcbe" officeooo:paragraph-rsid="0024fcbe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550a0" officeooo:paragraph-rsid="002550a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2673e9" officeooo:paragraph-rsid="002673e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b9b73" officeooo:paragraph-rsid="001b9b73"/>
    </style:style>
    <style:style style:name="P19" style:family="paragraph" style:parent-style-name="Standard">
      <style:paragraph-properties fo:text-align="start" style:justify-single-word="false"/>
      <style:text-properties officeooo:rsid="001d98c1" officeooo:paragraph-rsid="001d98c1"/>
    </style:style>
    <style:style style:name="P20" style:family="paragraph" style:parent-style-name="Standard">
      <style:paragraph-properties fo:text-align="start" style:justify-single-word="false"/>
      <style:text-properties officeooo:rsid="001e7479" officeooo:paragraph-rsid="001e7479"/>
    </style:style>
    <style:style style:name="P21" style:family="paragraph" style:parent-style-name="Standard">
      <style:paragraph-properties fo:text-align="start" style:justify-single-word="false"/>
      <style:text-properties officeooo:rsid="0022ddbb" officeooo:paragraph-rsid="0022ddbb"/>
    </style:style>
    <style:style style:name="P22" style:family="paragraph" style:parent-style-name="Standard">
      <style:paragraph-properties fo:text-align="start" style:justify-single-word="false"/>
      <style:text-properties officeooo:rsid="0024b982" officeooo:paragraph-rsid="0024b982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2ddbb" officeooo:paragraph-rsid="0022ddb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550a0" officeooo:paragraph-rsid="002550a0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673e9" officeooo:paragraph-rsid="002673e9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277aa6" officeooo:paragraph-rsid="00277aa6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277aa6" officeooo:paragraph-rsid="00277aa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9480d" officeooo:paragraph-rsid="0029480d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29480d" officeooo:paragraph-rsid="0029480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officeooo:rsid="0024fcbe" officeooo:paragraph-rsid="0024fcbe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18aa83" officeooo:paragraph-rsid="0018aa83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erif" fo:font-size="12pt" officeooo:rsid="001a65d0" officeooo:paragraph-rsid="001a65d0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officeooo:rsid="001ae871" officeooo:paragraph-rsid="001ae871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2pt" officeooo:rsid="001ae871" officeooo:paragraph-rsid="00299de5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0pt" officeooo:rsid="0018aa83" officeooo:paragraph-rsid="0018aa83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officeooo:rsid="0024fcbe" officeooo:paragraph-rsid="0024fcbe"/>
    </style:style>
    <style:style style:name="P37" style:family="paragraph" style:parent-style-name="Table_20_Contents">
      <style:paragraph-properties fo:text-align="center" style:justify-single-word="false"/>
      <style:text-properties officeooo:rsid="0024fcbe" officeooo:paragraph-rsid="0024fcbe"/>
    </style:style>
    <style:style style:name="P38" style:family="paragraph" style:parent-style-name="Table_20_Contents">
      <style:paragraph-properties fo:text-align="start" style:justify-single-word="false"/>
      <style:text-properties officeooo:rsid="002550a0" officeooo:paragraph-rsid="002550a0"/>
    </style:style>
    <style:style style:name="P39" style:family="paragraph" style:parent-style-name="Table_20_Contents">
      <style:paragraph-properties fo:text-align="center" style:justify-single-word="false"/>
      <style:text-properties officeooo:rsid="002550a0" officeooo:paragraph-rsid="002550a0"/>
    </style:style>
    <style:style style:name="P40" style:family="paragraph" style:parent-style-name="Table_20_Contents">
      <style:paragraph-properties fo:text-align="start" style:justify-single-word="false"/>
      <style:text-properties officeooo:rsid="002673e9" officeooo:paragraph-rsid="002673e9"/>
    </style:style>
    <style:style style:name="P41" style:family="paragraph" style:parent-style-name="Standard">
      <style:paragraph-properties fo:text-align="start" style:justify-single-word="false"/>
      <style:text-properties fo:font-weight="bold" officeooo:rsid="0024fcbe" officeooo:paragraph-rsid="0024fcbe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02a0197" officeooo:paragraph-rsid="002a0197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weight="bold" officeooo:rsid="002a5e32" officeooo:paragraph-rsid="002a5e32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weight="bold" officeooo:rsid="002a9ec1" officeooo:paragraph-rsid="002a9ec1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2b9dc7" officeooo:paragraph-rsid="002b9dc7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weight="normal" officeooo:rsid="002b9dc7" officeooo:paragraph-rsid="002b9dc7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</style:style>
    <style:style style:name="P48" style:family="paragraph" style:parent-style-name="Table_20_Contents">
      <style:paragraph-properties fo:text-align="start" style:justify-single-word="false"/>
      <style:text-properties officeooo:rsid="002be85d" officeooo:paragraph-rsid="002be85d"/>
    </style:style>
    <style:style style:name="P49" style:family="paragraph" style:parent-style-name="Table_20_Contents">
      <style:paragraph-properties fo:text-align="center" style:justify-single-word="false"/>
      <style:text-properties officeooo:rsid="002be85d" officeooo:paragraph-rsid="002be8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b9dc7" style:font-weight-asian="normal" style:font-weight-complex="normal"/>
    </style:style>
    <style:style style:name="T4" style:family="text">
      <style:text-properties officeooo:rsid="002948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Kommunikation</text:p>
      <text:p text:style-name="P2"/>
      <text:p text:style-name="P2">Folien unter <text:a xlink:type="simple" xlink:href="http://lirz.de/lf9/" text:style-name="Internet_20_link" text:visited-style-name="Visited_20_Internet_20_Link">http://lirz.de/lf9/</text:a></text:p>
      <text:p text:style-name="P2"/>
      <text:p text:style-name="P10">Übertragungswege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4" office:value-type="string">
            <text:p text:style-name="P31">Physikalische Übertragungsmedien</text:p>
          </table:table-cell>
          <table:covered-table-cell/>
          <table:covered-table-cell/>
          <table:covered-table-cell/>
        </table:table-row>
        <table:table-row>
          <table:table-cell table:style-name="Tabelle1.A2" table:number-rows-spanned="2" office:value-type="string">
            <text:p text:style-name="P31">Leiterungebunden</text:p>
          </table:table-cell>
          <table:table-cell table:style-name="Tabelle1.B2" table:number-columns-spanned="3" office:value-type="string">
            <text:p text:style-name="P31">Leitergebunden</text:p>
          </table:table-cell>
          <table:covered-table-cell/>
          <table:covered-table-cell/>
        </table:table-row>
        <table:table-row>
          <table:covered-table-cell/>
          <table:table-cell table:style-name="Tabelle1.A2" table:number-columns-spanned="2" office:value-type="string">
            <text:p text:style-name="P31">Metallische Leiter</text:p>
          </table:table-cell>
          <table:covered-table-cell/>
          <table:table-cell table:style-name="Tabelle1.B2" office:value-type="string">
            <text:p text:style-name="P31">Nichtmetallische Leiter</text:p>
          </table:table-cell>
        </table:table-row>
        <table:table-row>
          <table:table-cell table:style-name="Tabelle1.A2" office:value-type="string">
            <text:p text:style-name="P32">Funktechnik Infrarot</text:p>
          </table:table-cell>
          <table:table-cell table:style-name="Tabelle1.A2" office:value-type="string">
            <text:p text:style-name="P31">Symmetrische Kupferkabel</text:p>
          </table:table-cell>
          <table:table-cell table:style-name="Tabelle1.A2" office:value-type="string">
            <text:p text:style-name="P31">Koaxkabel</text:p>
          </table:table-cell>
          <table:table-cell table:style-name="Tabelle1.B2" office:value-type="string">
            <text:p text:style-name="P31">Lichtwellenleiter</text:p>
            <text:p text:style-name="P35">(Glas- oder Flastikfaser)</text:p>
          </table:table-cell>
        </table:table-row>
      </table:table>
      <text:p text:style-name="P4"/>
      <text:p text:style-name="P5">Netzwerkgrößen</text:p>
      <text:p text:style-name="P5"/>
      <text:p text:style-name="P3">PAN: Personal Area Network (Arbeitsplatz)</text:p>
      <text:p text:style-name="P3">LAN: Local Area Network (Wohnung, Unternehmen)</text:p>
      <text:p text:style-name="P3">MAN: Metropolitan Area Network (&lt;= 50 km)</text:p>
      <text:p text:style-name="P3">WAN: Wide Area Network (&gt; 50 km)</text:p>
      <text:p text:style-name="P3">GAN: Global Area Network (das Internet)</text:p>
      <text:p text:style-name="P6">PAN: Personal Area Network (Blurtooth)</text:p>
      <text:p text:style-name="P6">CAN: Controller Area Netzwork</text:p>
      <text:p text:style-name="P3"/>
      <text:p text:style-name="P7"><text:bookmark text:name="mainContainer"/>Informationsübertragung in TK-Netzen</text:p>
      <table:table table:name="Tabelle2" table:style-name="Tabelle2">
        <table:table-column table:style-name="Tabelle2.A" table:number-columns-repeated="3"/>
        <table:table-row>
          <table:table-cell table:style-name="Tabelle2.A1" table:number-rows-spanned="2" office:value-type="string">
            <text:p text:style-name="P33">Vermittlungsprinzipien</text:p>
          </table:table-cell>
          <table:table-cell table:style-name="Tabelle2.A1" office:value-type="string">
            <text:p text:style-name="P33">leitungsvermittelte Netze:</text:p>
          </table:table-cell>
          <table:table-cell table:style-name="Tabelle2.C1" office:value-type="string">
            <text:p text:style-name="P33">Paketvermittelte Netze:</text:p>
          </table:table-cell>
        </table:table-row>
        <table:table-row>
          <table:covered-table-cell/>
          <table:table-cell table:style-name="Tabelle2.B2" office:value-type="string">
            <text:p text:style-name="P33">- Verbindungssaugbau</text:p>
            <text:p text:style-name="P33">- Informationsaustausch zweier Teilnehmerendgeräte</text:p>
            <text:p text:style-name="P33">- Verbindungsabbau</text:p>
          </table:table-cell>
          <table:table-cell table:style-name="Tabelle2.C2" office:value-type="string">
            <text:p text:style-name="P33">- Aufteilung in Datenpakete</text:p>
            <text:p text:style-name="P33">- Übertragung der Einzelpakete</text:p>
            <text:p text:style-name="P33">- Zusammensetzung der Nachricht</text:p>
          </table:table-cell>
        </table:table-row>
        <table:table-row>
          <table:table-cell table:style-name="Tabelle2.B2" table:number-rows-spanned="2" office:value-type="string">
            <text:p text:style-name="P33">Übertragungsarten</text:p>
          </table:table-cell>
          <table:table-cell table:style-name="Tabelle2.B2" office:value-type="string">
            <text:p text:style-name="P33">Anwendungsorientierte Übertragung</text:p>
          </table:table-cell>
          <table:table-cell table:style-name="Tabelle2.C2" office:value-type="string">
            <text:p text:style-name="P33">Verbindungslose Übertragung</text:p>
          </table:table-cell>
        </table:table-row>
        <table:table-row>
          <table:covered-table-cell/>
          <table:table-cell table:style-name="Tabelle2.B2" office:value-type="string">
            <text:p text:style-name="P33">Verbindungsauf- und -abbau nötig</text:p>
          </table:table-cell>
          <table:table-cell table:style-name="Tabelle2.C2" office:value-type="string">
            <text:p text:style-name="P33">- mehrere Teilnehmerendgeräte sind ständig miteinander verbunden</text:p>
            <text:p text:style-name="P34">- kein Verbindungsauf- und </text:p>
            <text:p text:style-name="P34"><text:tab/>-abbau</text:p>
          </table:table-cell>
        </table:table-row>
      </table:table>
      <text:p text:style-name="P8"/>
      <text:p text:style-name="P9">Analogtelefonie POTS</text:p>
      <text:p text:style-name="P18">POTS = Plain old telephone service</text:p>
      <text:p text:style-name="P18"/>
      <text:p text:style-name="P19">Kernwert der Telefonie</text:p>
      <text:p text:style-name="P19">- Übertragungsfrequenz: 300 … 3400 Hz</text:p>
      <text:p text:style-name="P19"/>
      <text:p text:style-name="P19"><text:span text:style-name="T1">IWV</text:span> = Impulswahlverfahren</text:p>
      <text:p text:style-name="P19">- Wahl durch unterschiedlich viele Impulse (Stromunterbrechungen):</text:p>
      <text:p text:style-name="P19">1= 1 Impuls , … , 0=10 Impulse</text:p>
      <text:p text:style-name="P19"/>
      <text:p text:style-name="P20"><text:span text:style-name="T1">MFV</text:span> = Mehrfrequenzverfahren (auch MFWV, DTMF)</text:p>
      <text:p text:style-name="P20">- Wahl durch zwei gleichzeitig gesendete Töne (Sinusschwingungen)</text:p>
      <text:p text:style-name="P19"/>
      <text:p text:style-name="P13"><text:soft-page-break/>TAE <text:span text:style-name="T2">= Telekommunikations-Anschluss-Einheit</text:span></text:p>
      <text:p text:style-name="P23">F-Gerät = Fernsprechgerät (Telefon)</text:p>
      <text:p text:style-name="P19"/>
      <text:p text:style-name="P21">N-Gerät= Nichtfernsprechgerät (Anrufbeantworter, Faxgeräte)</text:p>
      <text:p text:style-name="P22">NTA = Network Terminal Analog</text:p>
      <text:p text:style-name="P22"/>
      <text:p text:style-name="P22">Sonderfunktionen</text:p>
      <text:p text:style-name="P22">- PPA= passiver Prüfabschluss</text:p>
      <text:p text:style-name="P22">- Übertragung der Rufnummer das Anrufenden (CLIP)</text:p>
      <text:p text:style-name="P22">- Rufnummernunterdrückung</text:p>
      <text:p text:style-name="P22">- Dreierkonferenz (3PTY)</text:p>
      <text:p text:style-name="P21"/>
      <text:p text:style-name="P11">Öffentliche Netze und Dienste</text:p>
      <text:p text:style-name="P1"/>
      <text:p text:style-name="P1">Vortrag: </text:p>
      <text:p text:style-name="P1">Telekommunikation – Sicherheit und Datenschutz</text:p>
      <text:p text:style-name="P1">10min mit Handout (Woche 29.3.)</text:p>
      <text:p text:style-name="P1"/>
      <text:p text:style-name="P14">Begriffsbestimmungen</text:p>
      <text:p text:style-name="P30">Telekommunikation: Informationsaustausch über große Entfernungen mit Hilfe technischer <text:tab/>Systeme</text:p>
      <text:p text:style-name="P30"/>
      <text:p text:style-name="P15">Signale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7">Analog</text:p>
          </table:table-cell>
          <table:table-cell table:style-name="Tabelle3.B1" office:value-type="string">
            <text:p text:style-name="P37">Digital</text:p>
          </table:table-cell>
        </table:table-row>
        <table:table-row>
          <table:table-cell table:style-name="Tabelle3.A2" office:value-type="string">
            <text:p text:style-name="P36">- beliebig viele Werte</text:p>
            <text:p text:style-name="P36">- wert- und zeitkontinuierlich (permanent)</text:p>
          </table:table-cell>
          <table:table-cell table:style-name="Tabelle3.B2" office:value-type="string">
            <text:p text:style-name="P36">- Begrenzte Menge ans Werten</text:p>
            <text:p text:style-name="P36">wert- und zeitdiskret</text:p>
          </table:table-cell>
        </table:table-row>
      </table:table>
      <text:p text:style-name="P14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38">Bezeichnung</text:p>
          </table:table-cell>
          <table:table-cell table:style-name="Tabelle4.A1" office:value-type="string">
            <text:p text:style-name="P38">Symbol</text:p>
          </table:table-cell>
          <table:table-cell table:style-name="Tabelle4.A1" office:value-type="string">
            <text:p text:style-name="P38">Beschreibung</text:p>
          </table:table-cell>
          <table:table-cell table:style-name="Tabelle4.D1" office:value-type="string">
            <text:p text:style-name="P38">Beispiel</text:p>
          </table:table-cell>
        </table:table-row>
        <table:table-row>
          <table:table-cell table:style-name="Tabelle4.A2" office:value-type="string">
            <text:p text:style-name="P38">Vollduplex</text:p>
          </table:table-cell>
          <table:table-cell table:style-name="Tabelle4.A2" office:value-type="string">
            <text:p text:style-name="P38">&lt;=&gt;</text:p>
          </table:table-cell>
          <table:table-cell table:style-name="Tabelle4.A2" office:value-type="string">
            <text:p text:style-name="P38">Gleichzeitiges Senden und Empfangen</text:p>
          </table:table-cell>
          <table:table-cell table:style-name="Tabelle4.D2" office:value-type="string">
            <text:p text:style-name="P38">POTS</text:p>
          </table:table-cell>
        </table:table-row>
        <table:table-row>
          <table:table-cell table:style-name="Tabelle4.A2" office:value-type="string">
            <text:p text:style-name="P38">Halbduplex</text:p>
          </table:table-cell>
          <table:table-cell table:style-name="Tabelle4.A2" office:value-type="string">
            <text:p text:style-name="P38"/>
          </table:table-cell>
          <table:table-cell table:style-name="Tabelle4.A2" office:value-type="string">
            <text:p text:style-name="P38">Wechselseitiges Senden und Empfangen</text:p>
          </table:table-cell>
          <table:table-cell table:style-name="Tabelle4.D2" office:value-type="string">
            <text:p text:style-name="P38">Pilotenfunk, Polizei</text:p>
          </table:table-cell>
        </table:table-row>
        <table:table-row>
          <table:table-cell table:style-name="Tabelle4.A2" office:value-type="string">
            <text:p text:style-name="P38">Simplex</text:p>
          </table:table-cell>
          <table:table-cell table:style-name="Tabelle4.A2" office:value-type="string">
            <text:p text:style-name="P38">→</text:p>
          </table:table-cell>
          <table:table-cell table:style-name="Tabelle4.A2" office:value-type="string">
            <text:p text:style-name="P38">Entweder senden oder empfangen</text:p>
          </table:table-cell>
          <table:table-cell table:style-name="Tabelle4.D2" office:value-type="string">
            <text:p text:style-name="P38">Babyfon</text:p>
          </table:table-cell>
        </table:table-row>
        <table:table-row>
          <table:table-cell table:style-name="Tabelle4.A2" office:value-type="string">
            <text:p text:style-name="P38">Verteilen</text:p>
          </table:table-cell>
          <table:table-cell table:style-name="Tabelle4.A2" office:value-type="string">
            <text:p text:style-name="P38"/>
          </table:table-cell>
          <table:table-cell table:style-name="Tabelle4.A2" office:value-type="string">
            <text:p text:style-name="P38">Punkt zu Mehrpunkt-Kommunikation</text:p>
          </table:table-cell>
          <table:table-cell table:style-name="Tabelle4.D2" office:value-type="string">
            <text:p text:style-name="P38">DAB</text:p>
          </table:table-cell>
        </table:table-row>
        <table:table-row>
          <table:table-cell table:style-name="Tabelle4.A2" office:value-type="string">
            <text:p text:style-name="P38">Sammeln</text:p>
          </table:table-cell>
          <table:table-cell table:style-name="Tabelle4.A2" office:value-type="string">
            <text:p text:style-name="P38"/>
          </table:table-cell>
          <table:table-cell table:style-name="Tabelle4.A2" office:value-type="string">
            <text:p text:style-name="P38">Mehrpunkt zu Punkt-Kommunikation</text:p>
          </table:table-cell>
          <table:table-cell table:style-name="Tabelle4.D2" office:value-type="string">
            <text:p text:style-name="P38">Alarm, Wetterdienst</text:p>
          </table:table-cell>
        </table:table-row>
      </table:table>
      <text:p text:style-name="P14"/>
      <text:p text:style-name="P16">Datenübertragung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39">Parallel</text:p>
          </table:table-cell>
          <table:table-cell table:style-name="Tabelle5.B1" table:number-columns-spanned="3" office:value-type="string">
            <text:p text:style-name="P39">Seriell</text:p>
          </table:table-cell>
          <table:covered-table-cell/>
          <table:covered-table-cell/>
        </table:table-row>
        <table:table-row>
          <table:table-cell table:style-name="Tabelle5.A2" table:number-rows-spanned="3" office:value-type="string">
            <text:p text:style-name="P38">- mehre Signale gleichzeitig</text:p>
            <text:p text:style-name="P38">- auf separaten Leitungen</text:p>
          </table:table-cell>
          <table:table-cell table:style-name="Tabelle5.B2" table:number-columns-spanned="3" office:value-type="string">
            <text:p text:style-name="P38">- nacheinander über eine Leitung</text:p>
          </table:table-cell>
          <table:covered-table-cell/>
          <table:covered-table-cell/>
        </table:table-row>
        <table:table-row>
          <table:covered-table-cell/>
          <table:table-cell table:style-name="Tabelle5.A2" office:value-type="string">
            <text:p text:style-name="P40">Synchron</text:p>
          </table:table-cell>
          <table:table-cell table:style-name="Tabelle5.A2" office:value-type="string">
            <text:p text:style-name="P40">Asynchron</text:p>
          </table:table-cell>
          <table:table-cell table:style-name="Tabelle5.B2" office:value-type="string">
            <text:p text:style-name="P40">Isochron</text:p>
          </table:table-cell>
        </table:table-row>
        <table:table-row>
          <table:covered-table-cell/>
          <table:table-cell table:style-name="Tabelle5.A2" office:value-type="string">
            <text:p text:style-name="P40">Taktübertragung</text:p>
          </table:table-cell>
          <table:table-cell table:style-name="Tabelle5.A2" office:value-type="string">
            <text:p text:style-name="P40">Ohne Takt</text:p>
          </table:table-cell>
          <table:table-cell table:style-name="Tabelle5.B2" office:value-type="string">
            <text:p text:style-name="P40">Taktinformation in Daten</text:p>
          </table:table-cell>
        </table:table-row>
      </table:table>
      <text:p text:style-name="P24"/>
      <text:p text:style-name="P17">TK-Netze</text:p>
      <text:p text:style-name="P25">öffentliche TK-Netze – Zugang für jedermann möglich</text:p>
      <text:p text:style-name="P25">nicht öffentliche TK-Netze – eingeschränkte Personenkreise</text:p>
      <text:p text:style-name="P25"/>
      <text:p text:style-name="P27">Funktionen eine<text:span text:style-name="T4">s</text:span> TK-Netzes</text:p>
      <text:p text:style-name="P26">- Transport von Informationen</text:p>
      <text:p text:style-name="P26">- Vermittlung (Wegesuche)</text:p>
      <text:p text:style-name="P29"><text:soft-page-break/>Komponenten eines TK-Netzes</text:p>
      <text:p text:style-name="P28">Netzknoten – Einspeisen, Verteilen und Abgeben von Informationen</text:p>
      <text:p text:style-name="P28">Netzkanten – Verbindung zwischen zwei Knoten</text:p>
      <text:p text:style-name="P28"/>
      <text:p text:style-name="P42">ISDN <text:span text:style-name="T2">(Integrated Services Digital Network)</text:span></text:p>
      <text:p text:style-name="P43"><text:span text:style-name="T2">von POTS zu ISDN</text:span></text:p>
      <text:p text:style-name="P43"><text:span text:style-name="T2">- F- und G-Geräte nicht gleichzeitig nutzbar</text:span></text:p>
      <text:p text:style-name="P43"><text:span text:style-name="T2">- digitale Übertragung</text:span></text:p>
      <text:p text:style-name="P43"><text:span text:style-name="T2">- besteht aus drei Kanälen: zwei B-Kanäle und ein D-Kanal</text:span></text:p>
      <text:p text:style-name="P43"><text:span text:style-name="T2">- Nutzung von Frequenzen &gt; 4 kHz</text:span></text:p>
      <text:p text:style-name="P44"><text:span text:style-name="T2"/></text:p>
      <text:p text:style-name="P46">Vergleich DSL-Normen</text:p>
      <text:p text:style-name="P45">Anex A:</text:p>
      <text:p text:style-name="P45">- international, mit Splitter</text:p>
      <text:p text:style-name="P45">- POTS + DSL, kein ISDN</text:p>
      <text:p text:style-name="P45"/>
      <text:p text:style-name="P45">Annex B:</text:p>
      <text:p text:style-name="P45">- in Deutschland, mit Splitter</text:p>
      <text:p text:style-name="P45">- POTS / ISDN + DSL</text:p>
      <text:p text:style-name="P45"><text:span text:style-name="T3"/></text:p>
      <text:p text:style-name="P45">Annex J und VDSL/ Annex Q:</text:p>
      <text:p text:style-name="P45">- kein Festnetz, kein Splitter</text:p>
      <text:p text:style-name="P45">- All-IP (Daten + VoIP)</text:p>
      <text:p text:style-name="P45"/>
      <table:table table:name="Tabelle6" table:style-name="Tabelle6">
        <table:table-column table:style-name="Tabelle6.A" table:number-columns-repeated="4"/>
        <table:table-row>
          <table:table-cell table:style-name="Tabelle6.A1" office:value-type="string">
            <text:p text:style-name="P47"/>
          </table:table-cell>
          <table:table-cell table:style-name="Tabelle6.A1" office:value-type="string">
            <text:p text:style-name="P49">Upstream [Mbit/s]</text:p>
          </table:table-cell>
          <table:table-cell table:style-name="Tabelle6.A1" office:value-type="string">
            <text:p text:style-name="P49">Downstream [Mbit/s]</text:p>
          </table:table-cell>
          <table:table-cell table:style-name="Tabelle6.D1" office:value-type="string">
            <text:p text:style-name="P49">Reichweite max. [m]</text:p>
          </table:table-cell>
        </table:table-row>
        <table:table-row>
          <table:table-cell table:style-name="Tabelle6.A2" office:value-type="string">
            <text:p text:style-name="P48">ADSL 2+</text:p>
          </table:table-cell>
          <table:table-cell table:style-name="Tabelle6.A2" office:value-type="string">
            <text:p text:style-name="P48">2,6</text:p>
          </table:table-cell>
          <table:table-cell table:style-name="Tabelle6.A2" office:value-type="string">
            <text:p text:style-name="P48">16</text:p>
          </table:table-cell>
          <table:table-cell table:style-name="Tabelle6.D2" office:value-type="string">
            <text:p text:style-name="P48">4500</text:p>
          </table:table-cell>
        </table:table-row>
        <table:table-row>
          <table:table-cell table:style-name="Tabelle6.A2" office:value-type="string">
            <text:p text:style-name="P48">VDSL 2</text:p>
          </table:table-cell>
          <table:table-cell table:style-name="Tabelle6.A2" office:value-type="string">
            <text:p text:style-name="P48">10</text:p>
          </table:table-cell>
          <table:table-cell table:style-name="Tabelle6.A2" office:value-type="string">
            <text:p text:style-name="P48">50</text:p>
          </table:table-cell>
          <table:table-cell table:style-name="Tabelle6.D2" office:value-type="string">
            <text:p text:style-name="P48">1500</text:p>
          </table:table-cell>
        </table:table-row>
        <table:table-row>
          <table:table-cell table:style-name="Tabelle6.A2" office:value-type="string">
            <text:p text:style-name="P48">VDSL 2 Vectoring</text:p>
          </table:table-cell>
          <table:table-cell table:style-name="Tabelle6.A2" office:value-type="string">
            <text:p text:style-name="P48">50</text:p>
          </table:table-cell>
          <table:table-cell table:style-name="Tabelle6.A2" office:value-type="string">
            <text:p text:style-name="P48">100</text:p>
          </table:table-cell>
          <table:table-cell table:style-name="Tabelle6.D2" office:value-type="string">
            <text:p text:style-name="P48">1000</text:p>
          </table:table-cell>
        </table:table-row>
        <table:table-row>
          <table:table-cell table:style-name="Tabelle6.A2" office:value-type="string">
            <text:p text:style-name="P48">VDSL 2 Supervectoring</text:p>
          </table:table-cell>
          <table:table-cell table:style-name="Tabelle6.A2" office:value-type="string">
            <text:p text:style-name="P48">50</text:p>
          </table:table-cell>
          <table:table-cell table:style-name="Tabelle6.A2" office:value-type="string">
            <text:p text:style-name="P48">250</text:p>
          </table:table-cell>
          <table:table-cell table:style-name="Tabelle6.D2" office:value-type="string">
            <text:p text:style-name="P48">500</text:p>
          </table:table-cell>
        </table:table-row>
        <table:table-row>
          <table:table-cell table:style-name="Tabelle6.A2" office:value-type="string">
            <text:p text:style-name="P48">VDSL 2 bondling</text:p>
          </table:table-cell>
          <table:table-cell table:style-name="Tabelle6.A2" office:value-type="string">
            <text:p text:style-name="P48">100</text:p>
          </table:table-cell>
          <table:table-cell table:style-name="Tabelle6.A2" office:value-type="string">
            <text:p text:style-name="P48">500</text:p>
          </table:table-cell>
          <table:table-cell table:style-name="Tabelle6.D2" office:value-type="string">
            <text:p text:style-name="P48">500</text:p>
          </table:table-cell>
        </table:table-row>
        <table:table-row>
          <table:table-cell table:style-name="Tabelle6.A2" office:value-type="string">
            <text:p text:style-name="P48">G. fast Phase 1</text:p>
          </table:table-cell>
          <table:table-cell table:style-name="Tabelle6.A2" table:number-columns-spanned="2" office:value-type="string">
            <text:p text:style-name="P48">Summe Upstream und Downstream 1000</text:p>
          </table:table-cell>
          <table:covered-table-cell/>
          <table:table-cell table:style-name="Tabelle6.D2" office:value-type="string">
            <text:p text:style-name="P48">250</text:p>
          </table:table-cell>
        </table:table-row>
        <table:table-row>
          <table:table-cell table:style-name="Tabelle6.A2" office:value-type="string">
            <text:p text:style-name="P48">G. fast Phase 2</text:p>
          </table:table-cell>
          <table:table-cell table:style-name="Tabelle6.A2" table:number-columns-spanned="2" office:value-type="string">
            <text:p text:style-name="P48">Summe Upstream und Downstream 1800</text:p>
          </table:table-cell>
          <table:covered-table-cell/>
          <table:table-cell table:style-name="Tabelle6.D2" office:value-type="string">
            <text:p text:style-name="P48">100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30T11:56:37.182000000</meta:creation-date>
    <meta:generator>LibreOffice/7.0.1.2$Windows_X86_64 LibreOffice_project/7cbcfc562f6eb6708b5ff7d7397325de9e764452</meta:generator>
    <dc:date>2020-11-25T13:14:25.741000000</dc:date>
    <meta:editing-duration>PT4H17M16S</meta:editing-duration>
    <meta:editing-cycles>17</meta:editing-cycles>
    <meta:document-statistic meta:table-count="6" meta:image-count="0" meta:object-count="0" meta:page-count="3" meta:paragraph-count="156" meta:word-count="470" meta:character-count="3562" meta:non-whitespace-character-count="3239"/>
  </office:meta>
</office:document-meta>
</file>